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6" table:default-cell-style-name="ce10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4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N2];&quot;X&quot; )" office:value-type="float" office:value="22" calcext:value-type="float">
            <text:p>22</text:p>
          </table:table-cell>
          <table:table-cell table:number-columns-repeated="15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N3];&quot;X&quot; )" office:value-type="float" office:value="18" calcext:value-type="float">
            <text:p>18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N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N5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N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N7];&quot;X&quot; )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N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N9];&quot;X&quot; )" office:value-type="float" office:value="22" calcext:value-type="float">
            <text:p>22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N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N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N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N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N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N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N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N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N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N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N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N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N22];&quot;X&quot; )"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N23];&quot;X&quot; )" office:value-type="float" office:value="18" calcext:value-type="float">
            <text:p>18</text:p>
          </table:table-cell>
          <table:table-cell table:number-columns-repeated="14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N24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N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N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N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N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N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N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N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N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N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N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N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N36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N37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N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N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N40];&quot;X&quot; )"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N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N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N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N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N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N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N47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N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N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N50];&quot;X&quot; )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N51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N52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N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N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N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N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N57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N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N59];&quot;X&quot; 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N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N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N62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N6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N6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N65];&quot;X&quot; )" office:value-type="float" office:value="4" calcext:value-type="float">
            <text:p>4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N6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N6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N68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N6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N7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N7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N7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N7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N7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N7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N7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N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N7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N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N8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N8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N82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N8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N84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N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N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N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N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N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N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N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N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N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N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N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N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N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N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N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N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N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N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N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N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N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N10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N10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N108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N109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N110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N11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N11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N113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N114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N11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N116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N117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8:.AN118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9:.AN119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20:.AN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21:.AN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2:.AN12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3:.AN12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4:.AN124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5:.AN125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6:.AN12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7:.AN1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8:.AN12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9:.AN12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30:.AN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31:.AN131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2:.AN1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3:.AN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4:.AN13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5:.AN135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6:.AN136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7:.AN13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8:.AN13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9:.AN13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40:.AN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41:.AN1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2:.AN1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3:.AN14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4:.AN14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5:.AN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6:.AN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7:.AN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8:.AN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9:.AN14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50:.AN15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50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51:.AN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2:.AN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3:.AN153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4:.AN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5:.AN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6:.AN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7:.AN157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8:.AN15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9:.AN15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60:.AN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61:.AN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2:.AN16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3:.AN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4:.AN1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5:.AN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6:.AN166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7:.AN167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8:.AN1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9:.AN1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70:.AN170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71:.AN17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2:.AN17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3:.AN17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4:.AN17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5:.AN17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6:.AN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7:.AN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8:.AN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9:.AN17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80:.AN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81:.AN1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2:.AN1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2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3:.AN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4:.AN184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5:.AN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6:.AN18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7:.AN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8:.AN188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9:.AN1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90:.AN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91:.AN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2:.AN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3:.AN1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4:.AN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5:.AN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6:.AN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7:.AN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8:.AN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9:.AN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200:.AN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201:.AN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2:.AN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3:.AN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4:.AN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5:.AN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6:.AN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7:.AN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8:.AN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9:.AN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10:.AN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11:.AN21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2:.AN2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2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3:.AN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4:.AN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5:.AN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6:.AN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7:.AN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8:.AN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9:.AN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20:.AN22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21:.AN22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2:.AN222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3:.AN2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4:.AN224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5:.AN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6:.AN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7:.AN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8:.AN228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9:.AN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30:.AN23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31:.AN23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2:.AN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2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3:.AN23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3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4:.AN2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1:26:16.632363346</dc:date>
    <meta:editing-duration>P1DT10H4S</meta:editing-duration>
    <meta:editing-cycles>63</meta:editing-cycles>
    <meta:document-statistic meta:table-count="2" meta:cell-count="1307" meta:object-count="0"/>
  </office:meta>
</office:document-meta>
</file>